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f6d" officeooo:paragraph-rsid="0010cf6d"/>
    </style:style>
    <style:style style:name="P2" style:family="paragraph" style:parent-style-name="Standard">
      <style:text-properties officeooo:paragraph-rsid="0010cf6d"/>
    </style:style>
    <style:style style:name="T1" style:family="text">
      <style:text-properties officeooo:rsid="0010cf6d"/>
    </style:style>
    <style:style style:name="T2" style:family="text">
      <style:text-properties officeooo:rsid="0010fc5d"/>
    </style:style>
    <style:style style:name="T3" style:family="text">
      <style:text-properties officeooo:rsid="00124f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ry transaction, two JSON files are updated. One is the balance for everyone in the system, the other is the transaction history for that day.</text:p>
      <text:p text:style-name="P1"/>
      <text:p text:style-name="P1">Commands:</text:p>
      <text:p text:style-name="P1">/deposit @[user] [amount]</text:p>
      <text:p text:style-name="P1"><text:tab/>- Ledger Manager only command</text:p>
      <text:p text:style-name="P1"><text:tab/>- deposits money into a user’s account</text:p>
      <text:p text:style-name="P1"/>
      <text:p text:style-name="P1">/withdraw [amount]</text:p>
      <text:p text:style-name="P1"><text:tab/>- withdraws a certain amount of Gcoin from the user’s account with a 1% tax ON TOP of the amount withdrawn.</text:p>
      <text:p text:style-name="P1"><text:tab/>- This is only a withdraw REQUEST and will be fulfilled by the in-game ledger manager when they are online</text:p>
      <text:p text:style-name="P1"/>
      <text:p text:style-name="P1">/pay [user] <text:span text:style-name="T3">[amount]</text:span></text:p>
      <text:p text:style-name="P2"><text:span text:style-name="T1"><text:tab/>- One user pays another </text:span><text:span text:style-name="T2">within the Gcoin system. Allows financial transactions in Gcoin, allowing users to complete large financial transactions without paying the 1% tax.</text:span></text:p>
      <text:p text:style-name="P2"/>
      <text:p text:style-name="P2">/<text:span text:style-name="T2">total</text:span></text:p>
      <text:p text:style-name="P2"><text:tab/>-<text:span text:style-name="T2">Ledger Manager only command (may be changed)</text:span></text:p>
      <text:p text:style-name="P2"><text:tab/>-<text:span text:style-name="T2">Tallies the total amount of money in the Gcoin system so I can know how much I have to spend</text:span></text:p>
      <text:p text:style-name="P2"><text:tab/>-<text:span text:style-name="T2">All taxes are subtracted from the system (In other words, go directly to my bank accoun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7:19:56.811745317</meta:creation-date>
    <meta:editing-duration>PT7M50S</meta:editing-duration>
    <meta:editing-cycles>2</meta:editing-cycles>
    <meta:generator>LibreOffice/6.4.4.2$Linux_X86_64 LibreOffice_project/40$Build-2</meta:generator>
    <dc:date>2020-07-15T17:37:28.499509885</dc:date>
    <meta:document-statistic meta:table-count="0" meta:image-count="0" meta:object-count="0" meta:page-count="1" meta:paragraph-count="14" meta:word-count="157" meta:character-count="909" meta:non-whitespace-character-count="758"/>
  </office:meta>
</office:document-meta>
</file>